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n_cmp [rpm]">
            <text:p>n_cmp [rpm]</text:p>
          </table:table-cell>
          <table:table-cell table:style-name="pd1" office:value-type="string" office:value="T_evp [degC]">
            <text:p>T_evp [degC]</text:p>
          </table:table-cell>
          <table:table-cell table:style-name="pd1" office:value-type="string" office:value="P_evp [bar]">
            <text:p>P_evp [bar]</text:p>
          </table:table-cell>
          <table:table-cell table:style-name="pd1" office:value-type="string" office:value="T_cnd [degC]">
            <text:p>T_cnd [degC]</text:p>
          </table:table-cell>
          <table:table-cell table:style-name="pd1" office:value-type="string" office:value="P_cnd [bar]">
            <text:p>P_cnd [bar]</text:p>
          </table:table-cell>
          <table:table-cell table:style-name="pd1" office:value-type="string" office:value="Q_evp [kW]">
            <text:p>Q_evp [kW]</text:p>
          </table:table-cell>
          <table:table-cell table:style-name="pd1" office:value-type="string" office:value="W_cmp [kW]">
            <text:p>W_cmp [kW]</text:p>
          </table:table-cell>
          <table:table-cell table:style-name="pd1" office:value-type="string" office:value="Q_cnd [kW]">
            <text:p>Q_cnd [kW]</text:p>
          </table:table-cell>
          <table:table-cell table:style-name="pd1" office:value-type="string" office:value="COP [-]">
            <text:p>COP [-]</text:p>
          </table:table-cell>
          <table:table-cell table:style-name="pd1" office:value-type="string" office:value="m_dot_rfg [kg/h]">
            <text:p>m_dot_rfg [kg/h]</text:p>
          </table:table-cell>
          <table:table-cell table:style-name="pd1" office:value-type="string" office:value="dT_sc [K]">
            <text:p>dT_sc [K]</text:p>
          </table:table-cell>
          <table:table-cell table:style-name="pd1" office:value-type="string" office:value="eps_evp [-]">
            <text:p>eps_evp [-]</text:p>
          </table:table-cell>
          <table:table-cell table:style-name="pd1" office:value-type="string" office:value="eps_cnd [-]">
            <text:p>eps_cnd [-]</text:p>
          </table:table-cell>
          <table:table-cell table:style-name="pd1" office:value-type="string" office:value="TDB evp_air_out [degC]">
            <text:p>TDB evp_air_out [degC]</text:p>
          </table:table-cell>
          <table:table-cell table:style-name="pd1" office:value-type="string" office:value="RH evp_air_out [%]">
            <text:p>RH evp_air_out [%]</text:p>
          </table:table-cell>
          <table:table-cell table:style-name="pd1" office:value-type="string" office:value="dP evp_air_out [Pa]">
            <text:p>dP evp_air_out [Pa]</text:p>
          </table:table-cell>
          <table:table-cell table:style-name="pd1" office:value-type="string" office:value="TDB cnd_air_out [degC]">
            <text:p>TDB cnd_air_out [degC]</text:p>
          </table:table-cell>
          <table:table-cell table:style-name="pd1" office:value-type="string" office:value="RH cnd_air_out [%]">
            <text:p>RH cnd_air_out [%]</text:p>
          </table:table-cell>
          <table:table-cell table:style-name="pd1" office:value-type="string" office:value="dP cnd_air_out [Pa]">
            <text:p>dP cnd_air_out [Pa]</text:p>
          </table:table-cell>
          <table:table-cell table:style-name="pd1" office:value-type="string" office:value="mass balance error [%]">
            <text:p>mass balance error [%]</text:p>
          </table:table-cell>
          <table:table-cell table:style-name="pd1" office:value-type="string" office:value="energy balance error [%]">
            <text:p>energy balance error [%]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100">
            <text:p>2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700">
            <text:p>2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000">
            <text:p>3000</text:p>
          </table:table-cell>
          <table:table-cell office:value-type="float" office:value="6.460009473903881">
            <text:p>6.460009473903881</text:p>
          </table:table-cell>
          <table:table-cell office:value-type="float" office:value="3.677554338905742">
            <text:p>3.677554338905742</text:p>
          </table:table-cell>
          <table:table-cell office:value-type="float" office:value="50.20370501403352">
            <text:p>50.20370501403352</text:p>
          </table:table-cell>
          <table:table-cell office:value-type="float" office:value="13.246663056936828">
            <text:p>13.246663056936828</text:p>
          </table:table-cell>
          <table:table-cell office:value-type="float" office:value="3.5913699532954797">
            <text:p>3.5913699532954797</text:p>
          </table:table-cell>
          <table:table-cell office:value-type="float" office:value="1.2815579694773316">
            <text:p>1.2815579694773316</text:p>
          </table:table-cell>
          <table:table-cell office:value-type="float" office:value="4.875923705978343">
            <text:p>4.875923705978343</text:p>
          </table:table-cell>
          <table:table-cell office:value-type="float" office:value="2.5863685542000088">
            <text:p>2.5863685542000088</text:p>
          </table:table-cell>
          <table:table-cell office:value-type="float" office:value="81.38418536394619">
            <text:p>81.38418536394619</text:p>
          </table:table-cell>
          <table:table-cell office:value-type="float" office:value="12.388037714586687">
            <text:p>12.388037714586687</text:p>
          </table:table-cell>
          <table:table-cell office:value-type="float" office:value="0.32747103072725375">
            <text:p>0.32747103072725375</text:p>
          </table:table-cell>
          <table:table-cell office:value-type="float" office:value="0.5067032032485074">
            <text:p>0.5067032032485074</text:p>
          </table:table-cell>
          <table:table-cell office:value-type="float" office:value="13.969754646207264">
            <text:p>13.969754646207264</text:p>
          </table:table-cell>
          <table:table-cell office:value-type="float" office:value="100.0">
            <text:p>100.0</text:p>
          </table:table-cell>
          <table:table-cell office:value-type="float" office:value="14.387894330110555">
            <text:p>14.387894330110555</text:p>
          </table:table-cell>
          <table:table-cell office:value-type="float" office:value="42.70376603185616">
            <text:p>42.70376603185616</text:p>
          </table:table-cell>
          <table:table-cell office:value-type="float" office:value="19.818164889801686">
            <text:p>19.818164889801686</text:p>
          </table:table-cell>
          <table:table-cell office:value-type="float" office:value="31.682659968500335">
            <text:p>31.682659968500335</text:p>
          </table:table-cell>
          <table:table-cell office:value-type="float" office:value="0.2519633733225138">
            <text:p>0.2519633733225138</text:p>
          </table:table-cell>
          <table:table-cell office:value-type="float" office:value="0.08334664375161337">
            <text:p>0.0833466437516133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300">
            <text:p>3300</text:p>
          </table:table-cell>
          <table:table-cell office:value-type="float" office:value="5.8174818462732105">
            <text:p>5.8174818462732105</text:p>
          </table:table-cell>
          <table:table-cell office:value-type="float" office:value="3.597051614538095">
            <text:p>3.597051614538095</text:p>
          </table:table-cell>
          <table:table-cell office:value-type="float" office:value="50.80595489339902">
            <text:p>50.80595489339902</text:p>
          </table:table-cell>
          <table:table-cell office:value-type="float" office:value="13.448068418451852">
            <text:p>13.448068418451852</text:p>
          </table:table-cell>
          <table:table-cell office:value-type="float" office:value="3.8187496845638096">
            <text:p>3.8187496845638096</text:p>
          </table:table-cell>
          <table:table-cell office:value-type="float" office:value="1.4120934419946465">
            <text:p>1.4120934419946465</text:p>
          </table:table-cell>
          <table:table-cell office:value-type="float" office:value="5.231689031365607">
            <text:p>5.231689031365607</text:p>
          </table:table-cell>
          <table:table-cell office:value-type="float" office:value="2.495943934029123">
            <text:p>2.495943934029123</text:p>
          </table:table-cell>
          <table:table-cell office:value-type="float" office:value="87.33335594704785">
            <text:p>87.33335594704785</text:p>
          </table:table-cell>
          <table:table-cell office:value-type="float" office:value="12.21297532300008">
            <text:p>12.21297532300008</text:p>
          </table:table-cell>
          <table:table-cell office:value-type="float" office:value="0.3316401728263428">
            <text:p>0.3316401728263428</text:p>
          </table:table-cell>
          <table:table-cell office:value-type="float" office:value="0.5229586689839066">
            <text:p>0.5229586689839066</text:p>
          </table:table-cell>
          <table:table-cell office:value-type="float" office:value="13.766080162818298">
            <text:p>13.766080162818298</text:p>
          </table:table-cell>
          <table:table-cell office:value-type="float" office:value="100.0">
            <text:p>100.0</text:p>
          </table:table-cell>
          <table:table-cell office:value-type="float" office:value="14.345422792378113">
            <text:p>14.345422792378113</text:p>
          </table:table-cell>
          <table:table-cell office:value-type="float" office:value="43.26586113307161">
            <text:p>43.26586113307161</text:p>
          </table:table-cell>
          <table:table-cell office:value-type="float" office:value="19.244873131806457">
            <text:p>19.244873131806457</text:p>
          </table:table-cell>
          <table:table-cell office:value-type="float" office:value="31.779712873109553">
            <text:p>31.779712873109553</text:p>
          </table:table-cell>
          <table:table-cell office:value-type="float" office:value="0.307821466996206">
            <text:p>0.307821466996206</text:p>
          </table:table-cell>
          <table:table-cell office:value-type="float" office:value="0.022146449469803247">
            <text:p>0.022146449469803247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600">
            <text:p>3600</text:p>
          </table:table-cell>
          <table:table-cell office:value-type="float" office:value="5.242377913569214">
            <text:p>5.242377913569214</text:p>
          </table:table-cell>
          <table:table-cell office:value-type="float" office:value="3.5261464617221443">
            <text:p>3.5261464617221443</text:p>
          </table:table-cell>
          <table:table-cell office:value-type="float" office:value="50.67980366752204">
            <text:p>50.67980366752204</text:p>
          </table:table-cell>
          <table:table-cell office:value-type="float" office:value="13.405691703303175">
            <text:p>13.405691703303175</text:p>
          </table:table-cell>
          <table:table-cell office:value-type="float" office:value="4.013781640643231">
            <text:p>4.013781640643231</text:p>
          </table:table-cell>
          <table:table-cell office:value-type="float" office:value="1.5305504218697266">
            <text:p>1.5305504218697266</text:p>
          </table:table-cell>
          <table:table-cell office:value-type="float" office:value="5.544316269344597">
            <text:p>5.544316269344597</text:p>
          </table:table-cell>
          <table:table-cell office:value-type="float" office:value="2.4604556059678555">
            <text:p>2.4604556059678555</text:p>
          </table:table-cell>
          <table:table-cell office:value-type="float" office:value="93.42188147446383">
            <text:p>93.42188147446383</text:p>
          </table:table-cell>
          <table:table-cell office:value-type="float" office:value="10.55247443120328">
            <text:p>10.55247443120328</text:p>
          </table:table-cell>
          <table:table-cell office:value-type="float" office:value="0.33460492039596235">
            <text:p>0.33460492039596235</text:p>
          </table:table-cell>
          <table:table-cell office:value-type="float" office:value="0.5586676946457068">
            <text:p>0.5586676946457068</text:p>
          </table:table-cell>
          <table:table-cell office:value-type="float" office:value="13.590135734006992">
            <text:p>13.590135734006992</text:p>
          </table:table-cell>
          <table:table-cell office:value-type="float" office:value="100.0">
            <text:p>100.0</text:p>
          </table:table-cell>
          <table:table-cell office:value-type="float" office:value="14.278803835080245">
            <text:p>14.278803835080245</text:p>
          </table:table-cell>
          <table:table-cell office:value-type="float" office:value="43.7597997674319">
            <text:p>43.7597997674319</text:p>
          </table:table-cell>
          <table:table-cell office:value-type="float" office:value="18.756633990906302">
            <text:p>18.756633990906302</text:p>
          </table:table-cell>
          <table:table-cell office:value-type="float" office:value="31.89471590735321">
            <text:p>31.89471590735321</text:p>
          </table:table-cell>
          <table:table-cell office:value-type="float" office:value="0.25367434028884334">
            <text:p>0.25367434028884334</text:p>
          </table:table-cell>
          <table:table-cell office:value-type="float" office:value="0.0003934750795233501">
            <text:p>0.0003934750795233501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3900">
            <text:p>3900</text:p>
          </table:table-cell>
          <table:table-cell office:value-type="float" office:value="4.867462709572635">
            <text:p>4.867462709572635</text:p>
          </table:table-cell>
          <table:table-cell office:value-type="float" office:value="3.4805023094335468">
            <text:p>3.4805023094335468</text:p>
          </table:table-cell>
          <table:table-cell office:value-type="float" office:value="49.82775199506767">
            <text:p>49.82775199506767</text:p>
          </table:table-cell>
          <table:table-cell office:value-type="float" office:value="13.122089450246921">
            <text:p>13.122089450246921</text:p>
          </table:table-cell>
          <table:table-cell office:value-type="float" office:value="4.120974831635009">
            <text:p>4.120974831635009</text:p>
          </table:table-cell>
          <table:table-cell office:value-type="float" office:value="1.6388457032095605">
            <text:p>1.6388457032095605</text:p>
          </table:table-cell>
          <table:table-cell office:value-type="float" office:value="5.7597860061683726">
            <text:p>5.7597860061683726</text:p>
          </table:table-cell>
          <table:table-cell office:value-type="float" office:value="2.49002950964825">
            <text:p>2.49002950964825</text:p>
          </table:table-cell>
          <table:table-cell office:value-type="float" office:value="100.48916501594036">
            <text:p>100.48916501594036</text:p>
          </table:table-cell>
          <table:table-cell office:value-type="float" office:value="5.401616737647089">
            <text:p>5.401616737647089</text:p>
          </table:table-cell>
          <table:table-cell office:value-type="float" office:value="0.3349188323051595">
            <text:p>0.3349188323051595</text:p>
          </table:table-cell>
          <table:table-cell office:value-type="float" office:value="0.6137298092891118">
            <text:p>0.6137298092891118</text:p>
          </table:table-cell>
          <table:table-cell office:value-type="float" office:value="13.49293913529766">
            <text:p>13.49293913529766</text:p>
          </table:table-cell>
          <table:table-cell office:value-type="float" office:value="100.0">
            <text:p>100.0</text:p>
          </table:table-cell>
          <table:table-cell office:value-type="float" office:value="14.255190496804987">
            <text:p>14.255190496804987</text:p>
          </table:table-cell>
          <table:table-cell office:value-type="float" office:value="44.10023340411914">
            <text:p>44.10023340411914</text:p>
          </table:table-cell>
          <table:table-cell office:value-type="float" office:value="18.428334320203597">
            <text:p>18.428334320203597</text:p>
          </table:table-cell>
          <table:table-cell office:value-type="float" office:value="32.02940268971664">
            <text:p>32.02940268971664</text:p>
          </table:table-cell>
          <table:table-cell office:value-type="float" office:value="0.07337475628099946">
            <text:p>0.07337475628099946</text:p>
          </table:table-cell>
          <table:table-cell office:value-type="float" office:value="0.000837883435776129">
            <text:p>0.000837883435776129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4200">
            <text:p>4200</text:p>
          </table:table-cell>
          <table:table-cell office:value-type="float" office:value="4.664188582758868">
            <text:p>4.664188582758868</text:p>
          </table:table-cell>
          <table:table-cell office:value-type="float" office:value="3.4559445908243758">
            <text:p>3.4559445908243758</text:p>
          </table:table-cell>
          <table:table-cell office:value-type="float" office:value="49.73087214360953">
            <text:p>49.73087214360953</text:p>
          </table:table-cell>
          <table:table-cell office:value-type="float" office:value="13.090130888936963">
            <text:p>13.090130888936963</text:p>
          </table:table-cell>
          <table:table-cell office:value-type="float" office:value="4.160266976789352">
            <text:p>4.160266976789352</text:p>
          </table:table-cell>
          <table:table-cell office:value-type="float" office:value="1.7562486633951548">
            <text:p>1.7562486633951548</text:p>
          </table:table-cell>
          <table:table-cell office:value-type="float" office:value="5.916499516379283">
            <text:p>5.916499516379283</text:p>
          </table:table-cell>
          <table:table-cell office:value-type="float" office:value="2.4880986174509054">
            <text:p>2.4880986174509054</text:p>
          </table:table-cell>
          <table:table-cell office:value-type="float" office:value="107.58944968570776">
            <text:p>107.58944968570776</text:p>
          </table:table-cell>
          <table:table-cell office:value-type="float" office:value="0.0">
            <text:p/>
          </table:table-cell>
          <table:table-cell office:value-type="float" office:value="0.3336132006456148">
            <text:p>0.3336132006456148</text:p>
          </table:table-cell>
          <table:table-cell office:value-type="float" office:value="0.6345744123250008">
            <text:p>0.6345744123250008</text:p>
          </table:table-cell>
          <table:table-cell office:value-type="float" office:value="13.457222945923036">
            <text:p>13.457222945923036</text:p>
          </table:table-cell>
          <table:table-cell office:value-type="float" office:value="100.0">
            <text:p>100.0</text:p>
          </table:table-cell>
          <table:table-cell office:value-type="float" office:value="14.243899846189588">
            <text:p>14.243899846189588</text:p>
          </table:table-cell>
          <table:table-cell office:value-type="float" office:value="44.34783453356573">
            <text:p>44.34783453356573</text:p>
          </table:table-cell>
          <table:table-cell office:value-type="float" office:value="18.193665850866942">
            <text:p>18.193665850866942</text:p>
          </table:table-cell>
          <table:table-cell office:value-type="float" office:value="32.3974867945612">
            <text:p>32.3974867945612</text:p>
          </table:table-cell>
          <table:table-cell office:value-type="float" office:value="0.0016363273695172756">
            <text:p>0.0016363273695172756</text:p>
          </table:table-cell>
          <table:table-cell office:value-type="float" office:value="0.00038756810089280943">
            <text:p>0.00038756810089280943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4500">
            <text:p>4500</text:p>
          </table:table-cell>
          <table:table-cell office:value-type="float" office:value="4.043516002431659">
            <text:p>4.043516002431659</text:p>
          </table:table-cell>
          <table:table-cell office:value-type="float" office:value="3.381781296245663">
            <text:p>3.381781296245663</text:p>
          </table:table-cell>
          <table:table-cell office:value-type="float" office:value="49.077661878749666">
            <text:p>49.077661878749666</text:p>
          </table:table-cell>
          <table:table-cell office:value-type="float" office:value="12.876173001181929">
            <text:p>12.876173001181929</text:p>
          </table:table-cell>
          <table:table-cell office:value-type="float" office:value="4.374382525512738">
            <text:p>4.374382525512738</text:p>
          </table:table-cell>
          <table:table-cell office:value-type="float" office:value="1.8508420387894495">
            <text:p>1.8508420387894495</text:p>
          </table:table-cell>
          <table:table-cell office:value-type="float" office:value="6.225099265720445">
            <text:p>6.225099265720445</text:p>
          </table:table-cell>
          <table:table-cell office:value-type="float" office:value="2.4815261794901784">
            <text:p>2.4815261794901784</text:p>
          </table:table-cell>
          <table:table-cell office:value-type="float" office:value="112.61569363932661">
            <text:p>112.61569363932661</text:p>
          </table:table-cell>
          <table:table-cell office:value-type="float" office:value="0.0">
            <text:p/>
          </table:table-cell>
          <table:table-cell office:value-type="float" office:value="0.33725390407908984">
            <text:p>0.33725390407908984</text:p>
          </table:table-cell>
          <table:table-cell office:value-type="float" office:value="0.6986536528833482">
            <text:p>0.6986536528833482</text:p>
          </table:table-cell>
          <table:table-cell office:value-type="float" office:value="13.261755889978588">
            <text:p>13.261755889978588</text:p>
          </table:table-cell>
          <table:table-cell office:value-type="float" office:value="100.0">
            <text:p>100.0</text:p>
          </table:table-cell>
          <table:table-cell office:value-type="float" office:value="14.202719926536815">
            <text:p>14.202719926536815</text:p>
          </table:table-cell>
          <table:table-cell office:value-type="float" office:value="44.835409895645114">
            <text:p>44.835409895645114</text:p>
          </table:table-cell>
          <table:table-cell office:value-type="float" office:value="17.741435188225793">
            <text:p>17.741435188225793</text:p>
          </table:table-cell>
          <table:table-cell office:value-type="float" office:value="32.4266798363656">
            <text:p>32.4266798363656</text:p>
          </table:table-cell>
          <table:table-cell office:value-type="float" office:value="0.003761304614409208">
            <text:p>0.003761304614409208</text:p>
          </table:table-cell>
          <table:table-cell office:value-type="float" office:value="0.0028644539002054764">
            <text:p>0.0028644539002054764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4800">
            <text:p>4800</text:p>
          </table:table-cell>
          <table:table-cell office:value-type="float" office:value="3.543693223547905">
            <text:p>3.543693223547905</text:p>
          </table:table-cell>
          <table:table-cell office:value-type="float" office:value="3.322949928609289">
            <text:p>3.322949928609289</text:p>
          </table:table-cell>
          <table:table-cell office:value-type="float" office:value="49.173931843802166">
            <text:p>49.173931843802166</text:p>
          </table:table-cell>
          <table:table-cell office:value-type="float" office:value="12.907539974817913">
            <text:p>12.907539974817913</text:p>
          </table:table-cell>
          <table:table-cell office:value-type="float" office:value="4.540476650023021">
            <text:p>4.540476650023021</text:p>
          </table:table-cell>
          <table:table-cell office:value-type="float" office:value="1.953984667965898">
            <text:p>1.953984667965898</text:p>
          </table:table-cell>
          <table:table-cell office:value-type="float" office:value="6.494447318464882">
            <text:p>6.494447318464882</text:p>
          </table:table-cell>
          <table:table-cell office:value-type="float" office:value="2.4401019322622335">
            <text:p>2.4401019322622335</text:p>
          </table:table-cell>
          <table:table-cell office:value-type="float" office:value="117.2786120725942">
            <text:p>117.2786120725942</text:p>
          </table:table-cell>
          <table:table-cell office:value-type="float" office:value="0.0">
            <text:p/>
          </table:table-cell>
          <table:table-cell office:value-type="float" office:value="0.33968775851334765">
            <text:p>0.33968775851334765</text:p>
          </table:table-cell>
          <table:table-cell office:value-type="float" office:value="0.7239324449460105">
            <text:p>0.7239324449460105</text:p>
          </table:table-cell>
          <table:table-cell office:value-type="float" office:value="13.109145238337419">
            <text:p>13.109145238337419</text:p>
          </table:table-cell>
          <table:table-cell office:value-type="float" office:value="100.0">
            <text:p>100.0</text:p>
          </table:table-cell>
          <table:table-cell office:value-type="float" office:value="14.170143385698445">
            <text:p>14.170143385698445</text:p>
          </table:table-cell>
          <table:table-cell office:value-type="float" office:value="45.260969134181835">
            <text:p>45.260969134181835</text:p>
          </table:table-cell>
          <table:table-cell office:value-type="float" office:value="17.357166087831676">
            <text:p>17.357166087831676</text:p>
          </table:table-cell>
          <table:table-cell office:value-type="float" office:value="32.47582588206345">
            <text:p>32.47582588206345</text:p>
          </table:table-cell>
          <table:table-cell office:value-type="float" office:value="0.0014940990552924239">
            <text:p>0.0014940990552924239</text:p>
          </table:table-cell>
          <table:table-cell office:value-type="float" office:value="0.00030832813996480935">
            <text:p>0.0003083281399648093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5100">
            <text:p>5100</text:p>
          </table:table-cell>
          <table:table-cell office:value-type="float" office:value="2.888265157407261">
            <text:p>2.888265157407261</text:p>
          </table:table-cell>
          <table:table-cell office:value-type="float" office:value="3.2469961246691135">
            <text:p>3.2469961246691135</text:p>
          </table:table-cell>
          <table:table-cell office:value-type="float" office:value="47.987497556498056">
            <text:p>47.987497556498056</text:p>
          </table:table-cell>
          <table:table-cell office:value-type="float" office:value="12.524949065806732">
            <text:p>12.524949065806732</text:p>
          </table:table-cell>
          <table:table-cell office:value-type="float" office:value="4.763134228431151">
            <text:p>4.763134228431151</text:p>
          </table:table-cell>
          <table:table-cell office:value-type="float" office:value="2.0285303700952344">
            <text:p>2.0285303700952344</text:p>
          </table:table-cell>
          <table:table-cell office:value-type="float" office:value="6.789992021188942">
            <text:p>6.789992021188942</text:p>
          </table:table-cell>
          <table:table-cell office:value-type="float" office:value="2.463173979187372">
            <text:p>2.463173979187372</text:p>
          </table:table-cell>
          <table:table-cell office:value-type="float" office:value="121.74267768205466">
            <text:p>121.74267768205466</text:p>
          </table:table-cell>
          <table:table-cell office:value-type="float" office:value="0.0">
            <text:p/>
          </table:table-cell>
          <table:table-cell office:value-type="float" office:value="0.3432392204724104">
            <text:p>0.3432392204724104</text:p>
          </table:table-cell>
          <table:table-cell office:value-type="float" office:value="0.8260188688251822">
            <text:p>0.8260188688251822</text:p>
          </table:table-cell>
          <table:table-cell office:value-type="float" office:value="12.903201877036793">
            <text:p>12.903201877036793</text:p>
          </table:table-cell>
          <table:table-cell office:value-type="float" office:value="100.0">
            <text:p>100.0</text:p>
          </table:table-cell>
          <table:table-cell office:value-type="float" office:value="14.127197203854097">
            <text:p>14.127197203854097</text:p>
          </table:table-cell>
          <table:table-cell office:value-type="float" office:value="45.72791804048836">
            <text:p>45.72791804048836</text:p>
          </table:table-cell>
          <table:table-cell office:value-type="float" office:value="16.946389920770848">
            <text:p>16.946389920770848</text:p>
          </table:table-cell>
          <table:table-cell office:value-type="float" office:value="32.50384033620948">
            <text:p>32.50384033620948</text:p>
          </table:table-cell>
          <table:table-cell office:value-type="float" office:value="0.03220541694066121">
            <text:p>0.03220541694066121</text:p>
          </table:table-cell>
          <table:table-cell office:value-type="float" office:value="0.03512739280509664">
            <text:p>0.03512739280509664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5400">
            <text:p>54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